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0.14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5" table:default-cell-style-name="ce4"/>
        <table:table-column table:style-name="co1" table:number-columns-repeated="249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日行程計劃表</text:p>
          </table:table-cell>
          <table:covered-table-cell table:number-columns-repeated="9" table:style-name="ce1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5" table:number-rows-spanned="1">
            <text:p>行程表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收入支出明細</text:p>
          </table:table-cell>
          <table:covered-table-cell table:number-columns-repeated="4"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客戶</text:p>
          </table:table-cell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地點</text:p>
          </table:table-cell>
          <table:table-cell table:style-name="ce2" office:value-type="string" calcext:value-type="string">
            <text:p>備註</text:p>
          </table:table-cell>
          <table:table-cell table:style-name="ce2" office:value-type="string" calcext:value-type="string">
            <text:p>收入項目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支出項目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餘額</text:p>
          </table:table-cell>
          <table:table-cell table:number-columns-repeated="1014"/>
        </table:table-row>
        <table:table-row table:style-name="ro2" table:number-rows-repeated="13">
          <table:table-cell table:style-name="ce3"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日行程計劃表</text:p>
          </table:table-cell>
          <table:covered-table-cell table:number-columns-repeated="9" table:style-name="ce1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5" table:number-rows-spanned="1">
            <text:p>行程表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收入支出明細</text:p>
          </table:table-cell>
          <table:covered-table-cell table:number-columns-repeated="4"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客戶</text:p>
          </table:table-cell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地點</text:p>
          </table:table-cell>
          <table:table-cell table:style-name="ce2" office:value-type="string" calcext:value-type="string">
            <text:p>備註</text:p>
          </table:table-cell>
          <table:table-cell table:style-name="ce2" office:value-type="string" calcext:value-type="string">
            <text:p>收入項目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支出項目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餘額</text:p>
          </table:table-cell>
          <table:table-cell table:number-columns-repeated="1014"/>
        </table:table-row>
        <table:table-row table:style-name="ro2" table:number-rows-repeated="13">
          <table:table-cell table:style-name="ce3"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4:24:06</meta:creation-date>
    <dc:creator>QQ</dc:creator>
    <dc:date>2004-04-24T14:29:50</dc:date>
    <meta:print-date>2004-04-24T14:29:28</meta:print-date>
    <meta:document-statistic meta:table-count="1" meta:cell-count="26" meta:object-count="0"/>
    <meta:generator>LibreOffice/5.1.1.3$Windows_x86 LibreOffice_project/89f508ef3ecebd2cfb8e1def0f0ba9a803b88a6d</meta:generator>
  </office:meta>
</office:document-meta>
</file>